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o stretchy="false">ℒ</mo>
            <mrow>
              <mrow>
                <mo fence="true" form="prefix" stretchy="true">(</mo>
                <mrow>
                  <mrow>
                    <mi>f</mi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=</mo>
              <mrow>
                <munderover>
                  <mo stretchy="false">∫</mo>
                  <mn>0</mn>
                  <mi>∞</mi>
                </munderover>
                <mrow>
                  <mrow>
                    <msup>
                      <mi>e</mi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i mathvariant="italic">st</mi>
                            </mrow>
                          </mrow>
                          <mo fence="true" form="postfix" stretchy="true">)</mo>
                        </mrow>
                        <mrow/>
                      </msup>
                    </msup>
                    <mo stretchy="false">⋅</mo>
                    <mi>f</mi>
                  </mrow>
                  <mrow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  <mo stretchy="false">⋅</mo>
                    <mi mathvariant="italic">dt</mi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underover>
                <mo stretchy="false">∫</mo>
                <mn>0</mn>
                <mn>3</mn>
              </munderover>
              <mrow>
                <msup>
                  <mi>e</mi>
                  <mrow>
                    <mrow>
                      <mo stretchy="false">−</mo>
                      <mi mathvariant="italic">st</mi>
                    </mrow>
                  </mrow>
                </msup>
                <mo stretchy="false">⋅</mo>
                <msup>
                  <mi>e</mi>
                  <mrow>
                    <mn>2</mn>
                    <mi>t</mi>
                  </mrow>
                </msup>
                <mo stretchy="false">⋅</mo>
                <mi mathvariant="italic">dt</mi>
              </mrow>
            </mrow>
            <mo stretchy="false">+</mo>
            <mrow>
              <munderover>
                <mo stretchy="false">∫</mo>
                <mn>3</mn>
                <mi>∞</mi>
              </munderover>
              <mrow>
                <mrow>
                  <msup>
                    <mi>e</mi>
                    <mrow>
                      <mrow>
                        <mo stretchy="false">−</mo>
                        <mi mathvariant="italic">st</mi>
                      </mrow>
                    </mrow>
                  </msup>
                  <mo stretchy="false">⋅</mo>
                  <mi mathvariant="normal">1</mi>
                  <mo stretchy="false">⋅</mo>
                  <mi mathvariant="italic">dt</mi>
                </mrow>
              </mrow>
            </mrow>
          </mrow>
        </mtd>
      </mtr>
      <mtr>
        <mtd>
          <mrow/>
        </mtd>
      </mtr>
      <mtr>
        <mtd>
          <mrow>
            <mrow>
              <munderover>
                <mo stretchy="false">∫</mo>
                <mn>0</mn>
                <mn>3</mn>
              </munderover>
              <mrow>
                <msup>
                  <mi>e</mi>
                  <mrow>
                    <mi>t</mi>
                    <mrow>
                      <mo fence="true" form="prefix" stretchy="true">(</mo>
                      <mrow>
                        <mrow>
                          <mrow>
                            <mo stretchy="false">−</mo>
                            <mi>s</mi>
                          </mrow>
                          <mo stretchy="false">+</mo>
                          <mn>2</mn>
                        </mrow>
                      </mrow>
                      <mo fence="true" form="postfix" stretchy="true">)</mo>
                    </mrow>
                  </mrow>
                </msup>
                <mo stretchy="false">⋅</mo>
                <mi mathvariant="italic">dt</mi>
              </mrow>
            </mrow>
            <mo stretchy="false">+</mo>
            <mrow>
              <munderover>
                <mo stretchy="false">∫</mo>
                <mn>3</mn>
                <mi>∞</mi>
              </munderover>
              <mrow>
                <mrow>
                  <msup>
                    <mi>e</mi>
                    <mrow>
                      <mo stretchy="false">−</mo>
                      <mi mathvariant="italic">st</mi>
                    </mrow>
                  </msup>
                  <mo stretchy="false">⋅</mo>
                  <mi mathvariant="normal">1</mi>
                  <mo stretchy="false">⋅</mo>
                  <mi mathvariant="italic">dt</mi>
                </mrow>
              </mrow>
            </mrow>
          </mrow>
        </mtd>
      </mtr>
      <mtr>
        <mtd>
          <mrow/>
        </mtd>
      </mtr>
      <mtr>
        <mtd>
          <mrow>
            <mrow>
              <mfrac>
                <mn>1</mn>
                <mrow>
                  <mrow>
                    <mi>s</mi>
                    <mo stretchy="false">−</mo>
                    <mi mathvariant="normal">2</mi>
                  </mrow>
                </mrow>
              </mfrac>
              <mo stretchy="false">−</mo>
              <mfrac>
                <mn>1</mn>
                <mrow>
                  <mrow>
                    <mi>s</mi>
                    <mo stretchy="false">−</mo>
                    <mi mathvariant="normal">2</mi>
                  </mrow>
                </mrow>
              </mfrac>
            </mrow>
            <mrow>
              <msup>
                <mi>e</mi>
                <mrow>
                  <mrow>
                    <mo stretchy="false">−</mo>
                    <mn>3</mn>
                  </mrow>
                  <mrow>
                    <mi>s</mi>
                    <mo stretchy="false">+</mo>
                    <mn>6</mn>
                  </mrow>
                </mrow>
              </msup>
              <mo stretchy="false">+</mo>
              <mfrac>
                <mrow>
                  <msup>
                    <mi>e</mi>
                    <mrow>
                      <mrow>
                        <mo stretchy="false">−</mo>
                        <mn>3</mn>
                      </mrow>
                      <mi>s</mi>
                    </mrow>
                  </msup>
                </mrow>
                <mrow>
                  <mi>s</mi>
                </mrow>
              </mfrac>
              <mo stretchy="false">+</mo>
              <mfrac>
                <mrow>
                  <msup>
                    <mi>e</mi>
                    <mrow>
                      <mrow>
                        <mrow>
                          <mo stretchy="false">−</mo>
                          <mi>∞</mi>
                        </mrow>
                        <mo stretchy="false">⋅</mo>
                        <mi>s</mi>
                      </mrow>
                    </mrow>
                  </msup>
                </mrow>
                <mrow>
                  <mi>s</mi>
                </mrow>
              </mfrac>
            </mrow>
          </mrow>
        </mtd>
      </mtr>
    </mtable>
    <annotation encoding="StarMath 5.0">{ laplace { left ( { f left ( t right ) } right ) = int to { ∞ } from { 0 } { { e ^ left ( - st right ) ^ { } cdot f } { left ( t right ) cdot dt } } } } newline { } newline { int to { 3 } from { 0 } { { e ^ - st cdot e ^ { 2 t } } cdot dt } + int to { ∞ } from { 3 } { { e ^ - st cdot 1 } cdot dt } } newline { } newline { int to { 3 } from { 0 } { e ^ { t left ( { - s + 2 } right ) } cdot dt } + int to { ∞ } from { 3 } { { e ^ - st cdot 1 } cdot dt } } newline { } newline { { { 1 over { s - 2 } } - { 1 over { s - 2 } } } { { e ^ { - 3 { s + 6 } } + { e ^ { - 3 s } over s } } + { e ^ { - ∞ cdot s } over s } }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9:54:30.798000000</meta:creation-date>
    <dc:date>2024-06-17T02:03:42.564000000</dc:date>
    <meta:editing-duration>PT1H3M34S</meta:editing-duration>
    <meta:editing-cycles>10</meta:editing-cycles>
    <meta:generator>LibreOffice/24.2.3.2$Windows_X86_64 LibreOffice_project/433d9c2ded56988e8a90e6b2e771ee4e6a5ab2ba</meta:generator>
  </office:meta>
</office:document-meta>
</file>